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3" style:family="table-cell" style:parent-style-name="Default" style:data-style-name="N3"/>
    <style:style style:name="ce5" style:family="table-cell" style:parent-style-name="Default" style:data-style-name="N10"/>
    <style:style style:name="ce6" style:family="table-cell" style:parent-style-name="Default" style:data-style-name="N4"/>
    <style:style style:name="ce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846cm" svg:height="7.021cm" svg:x="32.454cm" svg:y="1.86cm">
            <draw:object draw:notify-on-update-of-ranges="Sheet1.P2:Sheet1.P3 Sheet1.R1:Sheet1.R1 Sheet1.R2:Sheet1.R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1cm" svg:height="8.999cm" svg:x="31.657cm" svg:y="9.16cm">
            <draw:object draw:notify-on-update-of-ranges="Sheet1.AF14:Sheet1.AF22 Sheet1.AF2:Sheet1.AF8 Sheet1.AF10:Sheet1.AF12 Sheet1.AB2:Sheet1.AB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915cm" svg:height="5.634cm" svg:x="31.474cm" svg:y="20.932cm">
            <draw:object draw:notify-on-update-of-ranges="Sheet1.P43:Sheet1.P44 Sheet1.R42:Sheet1.R42 Sheet1.R43:Sheet1.R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2.119cm" svg:y="24.98cm">
            <draw:object draw:notify-on-update-of-ranges="Sheet1.N24:Sheet1.N51 Sheet1.N2:Sheet1.N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ce1"/>
        <table:table-column table:style-name="co2" table:number-columns-repeated="10" table:default-cell-style-name="ce1"/>
        <table:table-column table:style-name="co1" table:number-columns-repeated="4" table:default-cell-style-name="ce1"/>
        <table:table-column table:style-name="co2" table:number-columns-repeated="997" table:default-cell-style-name="ce1"/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ailures</text:p>
          </table:table-cell>
          <table:table-cell office:value-type="string" calcext:value-type="string">
            <text:p>schoolsup</text:p>
          </table:table-cell>
          <table:table-cell office:value-type="string" calcext:value-type="string">
            <text:p>famsup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absences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Ave G</text:p>
          </table:table-cell>
          <table:table-cell/>
          <table:table-cell office:value-type="string" calcext:value-type="string">
            <text:p>interne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ve G</text:p>
          </table:table-cell>
          <table:table-cell table:number-columns-repeated="7"/>
          <table:table-cell office:value-type="string" calcext:value-type="string">
            <text:p>schoolsup</text:p>
          </table:table-cell>
          <table:table-cell office:value-type="string" calcext:value-type="string">
            <text:p>famsup</text:p>
          </table:table-cell>
          <table:table-cell office:value-type="string" calcext:value-type="string">
            <text:p>Ave G</text:p>
          </table:table-cell>
          <table:table-cell/>
          <table:table-cell office:value-type="string" calcext:value-type="string">
            <text:p>schoolsup</text:p>
          </table:table-cell>
          <table:table-cell office:value-type="string" calcext:value-type="string">
            <text:p>famsup</text:p>
          </table:table-cell>
          <table:table-cell office:value-type="string" calcext:value-type="string">
            <text:p>Ave G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table:formula="of:=SUM([.K2:.M2])/3" office:value-type="float" office:value="5.33333333333333" calcext:value-type="float">
            <text:p>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8.66666666666667" calcext:value-type="float">
            <text:p>9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" office:value-type="float" office:value="11.6666666666667" calcext:value-type="float">
            <text:p>1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" table:formula="of:=SUM([.K3:.M3])/3" office:value-type="float" office:value="11.6666666666667" calcext:value-type="float">
            <text:p>1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" office:value-type="float" office:value="9.33333333333333" calcext:value-type="float">
            <text:p>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3" table:formula="of:=SUM([.K4:.M4])/3" office:value-type="float" office:value="15.3333333333333" calcext:value-type="float">
            <text:p>15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.6666666666667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4" calcext:value-type="float">
            <text:p>14</text:p>
          </table:table-cell>
          <table:table-cell table:style-name="ce3" table:formula="of:=SUM([.K5:.M5])/3" office:value-type="float" office:value="14" calcext:value-type="float">
            <text:p>14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5.33333333333333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" office:value-type="float" office:value="15.3333333333333" calcext:value-type="float">
            <text:p>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" table:formula="of:=SUM([.K6:.M6])/3" office:value-type="float" office:value="14" calcext:value-type="float">
            <text:p>14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.6666666666667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" office:value-type="float" office:value="15.3333333333333" calcext:value-type="float">
            <text:p>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style-name="ce3" table:formula="of:=SUM([.K7:.M7])/3" office:value-type="float" office:value="12" calcext:value-type="float">
            <text:p>12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" table:formula="of:=SUM([.K8:.M8])/3" office:value-type="float" office:value="11.3333333333333" calcext:value-type="float">
            <text:p>11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7.6666666666667" calcext:value-type="float">
            <text:p>18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3" office:value-type="float" office:value="19.3333333333333" calcext:value-type="float">
            <text:p>1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table:formula="of:=SUM([.K9:.M9])/3" office:value-type="float" office:value="5.66666666666667" calcext:value-type="float">
            <text:p>6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.6666666666667" calcext:value-type="float">
            <text:p>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3" table:formula="of:=SUM([.K10:.M10])/3" office:value-type="float" office:value="5.66666666666667" calcext:value-type="float">
            <text:p>6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" office:value-type="float" office:value="5.66666666666667" calcext:value-type="float">
            <text:p>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3" table:formula="of:=SUM([.K11:.M11])/3"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.3333333333333" calcext:value-type="float">
            <text:p>1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" office:value-type="float" office:value="8.33333333333333" calcext:value-type="float">
            <text:p>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" table:formula="of:=SUM([.K12:.M12])/3" office:value-type="float" office:value="8.66666666666667" calcext:value-type="float">
            <text:p>9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" office:value-type="float" office:value="9.66666666666667" calcext:value-type="float">
            <text:p>1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" table:formula="of:=SUM([.K13:.M13])/3" office:value-type="float" office:value="14.6666666666667" calcext:value-type="float">
            <text:p>15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0.3333333333333" calcext:value-type="float">
            <text:p>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3" table:formula="of:=SUM([.K14:.M14])/3" office:value-type="float" office:value="17.6666666666667" calcext:value-type="float">
            <text:p>18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5.3333333333333" calcext:value-type="float">
            <text:p>1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3" office:value-type="float" office:value="5.66666666666667" calcext:value-type="float">
            <text:p>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3" table:formula="of:=SUM([.K15:.M15])/3"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3" office:value-type="float" office:value="9.33333333333333" calcext:value-type="float">
            <text:p>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table:formula="of:=SUM([.K16:.M16])/3" office:value-type="float" office:value="10.3333333333333" calcext:value-type="float">
            <text:p>10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3.6666666666667" calcext:value-type="float">
            <text:p>14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3" office:value-type="float" office:value="13.3333333333333" calcext:value-type="float">
            <text:p>1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3" table:formula="of:=SUM([.K17:.M17])/3" office:value-type="float" office:value="14" calcext:value-type="float">
            <text:p>14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5.33333333333333" calcext:value-type="float">
            <text:p>5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" table:formula="of:=SUM([.K18:.M18])/3" office:value-type="float" office:value="7.66666666666667" calcext:value-type="float">
            <text:p>8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" table:formula="of:=SUM([.K19:.M19])/3" office:value-type="float" office:value="11.6666666666667" calcext:value-type="float">
            <text:p>12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2.6666666666667" calcext:value-type="float">
            <text:p>13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3" office:value-type="float" office:value="11.6666666666667" calcext:value-type="float">
            <text:p>1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" table:formula="of:=SUM([.K20:.M20])/3" office:value-type="float" office:value="15.3333333333333" calcext:value-type="float">
            <text:p>15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7.66666666666667" calcext:value-type="float">
            <text:p>8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3" table:formula="of:=SUM([.K21:.M21])/3" office:value-type="float" office:value="10.6666666666667" calcext:value-type="float">
            <text:p>11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.6666666666667" calcext:value-type="float">
            <text:p>12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3" office:value-type="float" office:value="7.33333333333333" calcext:value-type="float">
            <text:p>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" table:formula="of:=SUM([.K22:.M22])/3" office:value-type="float" office:value="13.6666666666667" calcext:value-type="float">
            <text:p>14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3" table:formula="of:=SUM([.K23:.M23])/3" office:value-type="float" office:value="8.33333333333333" calcext:value-type="float">
            <text:p>8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0.6666666666667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" table:formula="of:=SUM([.K24:.M24])/3"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6.6666666666667" calcext:value-type="float">
            <text:p>1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3" table:formula="of:=SUM([.K25:.M25])/3" office:value-type="float" office:value="11.3333333333333" calcext:value-type="float">
            <text:p>11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6.3333333333333" calcext:value-type="float">
            <text:p>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3" table:formula="of:=SUM([.K26:.M26])/3" office:value-type="float" office:value="5.33333333333333" calcext:value-type="float">
            <text:p>5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3.6666666666667" calcext:value-type="float">
            <text:p>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3" table:formula="of:=SUM([.K27:.M27])/3" office:value-type="float" office:value="15.3333333333333" calcext:value-type="float">
            <text:p>15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6.3333333333333" calcext:value-type="float">
            <text:p>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" table:formula="of:=SUM([.K28:.M28])/3" office:value-type="float" office:value="12.6666666666667" calcext:value-type="float">
            <text:p>13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5.3333333333333" calcext:value-type="float">
            <text:p>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3" table:formula="of:=SUM([.K29:.M29])/3" office:value-type="float" office:value="16.6666666666667" calcext:value-type="float">
            <text:p>17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9.33333333333333" calcext:value-type="float">
            <text:p>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3" table:formula="of:=SUM([.K30:.M30])/3" office:value-type="float" office:value="16.3333333333333" calcext:value-type="float">
            <text:p>16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3" table:formula="of:=SUM([.K31:.M31])/3" office:value-type="float" office:value="10" calcext:value-type="float">
            <text:p>10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8.3333333333333" calcext:value-type="float">
            <text:p>1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3" table:formula="of:=SUM([.K32:.M32])/3" office:value-type="float" office:value="16.3333333333333" calcext:value-type="float">
            <text:p>16</text:p>
          </table:table-cell>
          <table:table-cell table:number-columns-repeated="11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" office:value-type="float" office:value="11.3333333333333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" table:formula="of:=SUM([.K33:.M33])/3" office:value-type="float" office:value="15.3333333333333" calcext:value-type="float">
            <text:p>15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3" table:formula="of:=SUM([.K34:.M34])/3" office:value-type="float" office:value="9.33333333333333" calcext:value-type="float">
            <text:p>9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3" table:formula="of:=SUM([.K35:.M35])/3" office:value-type="float" office:value="18.3333333333333" calcext:value-type="float">
            <text:p>18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3" table:formula="of:=SUM([.K36:.M36])/3" office:value-type="float" office:value="19.3333333333333" calcext:value-type="float">
            <text:p>19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" table:formula="of:=SUM([.K37:.M37])/3" office:value-type="float" office:value="9.33333333333333" calcext:value-type="float">
            <text:p>9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1" calcext:value-type="float">
            <text:p>11</text:p>
          </table:table-cell>
          <table:table-cell table:style-name="ce3" table:formula="of:=SUM([.K38:.M38])/3" office:value-type="float" office:value="11" calcext:value-type="float">
            <text:p>11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" table:formula="of:=SUM([.K39:.M39])/3" office:value-type="float" office:value="9.66666666666667" calcext:value-type="float">
            <text:p>10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3" table:formula="of:=SUM([.K40:.M40])/3" office:value-type="float" office:value="7" calcext:value-type="float">
            <text:p>7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3" table:formula="of:=SUM([.K41:.M41])/3" office:value-type="float" office:value="14.6666666666667" calcext:value-type="float">
            <text:p>15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table:style-name="ce3" table:formula="of:=SUM([.K42:.M42])/3" office:value-type="float" office:value="15" calcext:value-type="float">
            <text:p>15</text:p>
          </table:table-cell>
          <table:table-cell/>
          <table:table-cell office:value-type="string" calcext:value-type="string">
            <text:p>paid</text:p>
          </table:table-cell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occupied</text:p>
          </table:table-cell>
          <table:table-cell office:value-type="string" calcext:value-type="string">
            <text:p>Ave G</text:p>
          </table:table-cell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3" table:formula="of:=SUM([.K43:.M43])/3" office:value-type="float" office:value="14.6666666666667" calcext:value-type="float">
            <text:p>15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table:style-name="ce5" table:formula="of:=[.Q43]/50" office:value-type="percentage" office:value="0.46" calcext:value-type="percentage">
            <text:p>46%</text:p>
          </table:table-cell>
          <table:table-cell table:style-name="ce6" table:formula="of:=SUM([.N29:.N51])/23" office:value-type="float" office:value="12.7101449275362" calcext:value-type="float">
            <text:p>12.71</text:p>
          </table:table-cell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4" calcext:value-type="float">
            <text:p>14</text:p>
          </table:table-cell>
          <table:table-cell table:style-name="ce3" table:formula="of:=SUM([.K44:.M44])/3" office:value-type="float" office:value="14" calcext:value-type="float">
            <text:p>14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table:style-name="ce5" table:formula="of:=[.Q44]/50" office:value-type="percentage" office:value="0.54" calcext:value-type="percentage">
            <text:p>54%</text:p>
          </table:table-cell>
          <table:table-cell table:style-name="ce6" table:formula="of:=SUM([.N2:.N28])/27" office:value-type="float" office:value="11.0123456790123" calcext:value-type="float">
            <text:p>11.01</text:p>
          </table:table-cell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3" table:formula="of:=SUM([.K45:.M45])/3" office:value-type="float" office:value="13.6666666666667" calcext:value-type="float">
            <text:p>14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" table:formula="of:=SUM([.K46:.M46])/3" office:value-type="float" office:value="9.33333333333333" calcext:value-type="float">
            <text:p>9</text:p>
          </table:table-cell>
          <table:table-cell table:number-columns-repeated="3"/>
          <table:table-cell office:value-type="string" calcext:value-type="string">
            <text:p>difference</text:p>
          </table:table-cell>
          <table:table-cell table:style-name="ce7" table:formula="of:=([.S43]-[.S44])/20" office:value-type="percentage" office:value="0.084889962426195" calcext:value-type="percentage">
            <text:p>8.49%</text:p>
          </table:table-cell>
          <table:table-cell table:number-columns-repeated="6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" table:formula="of:=SUM([.K47:.M47])/3" office:value-type="float" office:value="11" calcext:value-type="float">
            <text:p>11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 table:formula="of:=SUM([.K48:.M48])/3" office:value-type="float" office:value="13.3333333333333" calcext:value-type="float">
            <text:p>13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" table:formula="of:=SUM([.K49:.M49])/3" office:value-type="float" office:value="9" calcext:value-type="float">
            <text:p>9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" table:formula="of:=SUM([.K50:.M50])/3" office:value-type="float" office:value="11.6666666666667" calcext:value-type="float">
            <text:p>12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3" table:formula="of:=SUM([.K51:.M51])/3" office:value-type="float" office:value="7.33333333333333" calcext:value-type="float">
            <text:p>7</text:p>
          </table:table-cell>
          <table:table-cell table:number-columns-repeated="11"/>
          <table:table-cell table:style-name="Default" table:number-columns-repeated="3"/>
          <table:table-cell table:number-columns-repeated="996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51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NSimSun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decimal-places="1" number:min-integer-digits="1" number:grouping="true"/>
    </number:number-style>
    <number:number-style style:name="N117">
      <number:number number:decimal-places="3" number:min-decimal-places="3" number:min-integer-digits="1" number:grouping="true"/>
    </number:number-style>
    <number:percentage-style style:name="N118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00/00/00</text:date>, <text:time style:data-style-name="N2" text:time-value="18:21:18.4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Dom</meta:initial-creator>
    <meta:creation-date>2022-05-27T00:41:28Z</meta:creation-date>
    <dc:date>2022-06-27T18:27:39.191000000</dc:date>
    <meta:editing-cycles>7</meta:editing-cycles>
    <meta:editing-duration>PT3H11M49S</meta:editing-duration>
    <meta:document-statistic meta:table-count="1" meta:cell-count="893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47cm" svg:height="7.022cm" xlink:href=".." xlink:type="simple" chart:class="chart:bar" chart:style-name="ch1">
        <chart:title svg:x="1.35cm" svg:y="0.275cm" chart:style-name="ch2">
          <text:p>Relationship between Internet support and Grades</text:p>
        </chart:title>
        <chart:legend chart:legend-position="end" svg:x="11.118cm" svg:y="3.214cm" style:legend-expansion="high" chart:style-name="ch3"/>
        <chart:plot-area chart:style-name="ch4" table:cell-range-address="Sheet1.P2:Sheet1.P3 Sheet1.R1:Sheet1.R3" chart:data-source-has-labels="both" svg:x="0.256cm" svg:y="1.708cm" svg:width="10.606cm" svg:height="5.174cm">
          <chart:coordinate-region svg:x="0.888cm" svg:y="1.905cm" svg:width="9.974cm" svg:height="4.335cm"/>
          <chart:axis chart:dimension="x" chart:name="primary-x" chart:style-name="ch5" chartooo:axis-type="auto">
            <chartooo:date-scale/>
            <chart:categories table:cell-range-address="Sheet1.P2:Sheet1.P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R2:Sheet1.R3" chart:label-cell-address="Sheet1.R1:Sheet1.R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 G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Sheet1.P2:Sheet1.P3</svg:desc>
                </draw:g>
              </table:table-cell>
              <table:table-cell office:value-type="float" office:value="9">
                <text:p>9</text:p>
                <draw:g>
                  <svg:desc>Sheet1.R2:Sheet1.R3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line" chart:style-name="ch1">
        <chart:title svg:x="3.531cm" svg:y="0.315cm" chart:style-name="ch2">
          <text:p>Relationship between supports and Grades</text:p>
        </chart:title>
        <chart:legend chart:legend-position="end" svg:x="13.088cm" svg:y="3.464cm" style:legend-expansion="high" chart:style-name="ch3"/>
        <chart:plot-area chart:style-name="ch4" table:cell-range-address="Sheet1.AF14:Sheet1.AF22 Sheet1.AF2:Sheet1.AF8 Sheet1.AF10:Sheet1.AF12 Sheet1.AB2:Sheet1.AB32" chart:data-source-has-labels="row" svg:x="0.32cm" svg:y="1.28cm" svg:width="12.448cm" svg:height="7.54cm">
          <chart:coordinate-region svg:x="0.952cm" svg:y="1.478cm" svg:width="11.816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F14:Sheet1.AF22" loext:label-string="both" chart:class="chart:line">
            <chart:data-point chart:repeated="9"/>
          </chart:series>
          <chart:series chart:style-name="ch9" chart:values-cell-range-address="Sheet1.AF2:Sheet1.AF8" loext:label-string="none" chart:class="chart:line">
            <chart:data-point chart:repeated="7"/>
          </chart:series>
          <chart:series chart:style-name="ch10" chart:values-cell-range-address="Sheet1.AF10:Sheet1.AF12" loext:label-string="schoolsupport" chart:class="chart:line">
            <chart:data-point chart:repeated="3"/>
          </chart:series>
          <chart:series chart:style-name="ch11" chart:values-cell-range-address="Sheet1.AB2:Sheet1.AB32" loext:label-string="familysupport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th</text:p>
              </table:table-cell>
              <table:table-cell office:value-type="string">
                <text:p>none</text:p>
              </table:table-cell>
              <table:table-cell office:value-type="string">
                <text:p>schoolsupport</text:p>
              </table:table-cell>
              <table:table-cell office:value-type="string">
                <text:p>familysupp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66666666666667">
                <text:p>5.66666666666667</text:p>
                <draw:g>
                  <svg:desc>Sheet1.AF14:Sheet1.AF22</svg:desc>
                </draw:g>
              </table:table-cell>
              <table:table-cell office:value-type="float" office:value="11.6666666666667">
                <text:p>11.6666666666667</text:p>
                <draw:g>
                  <svg:desc>Sheet1.AF2:Sheet1.AF8</svg:desc>
                </draw:g>
              </table:table-cell>
              <table:table-cell office:value-type="float" office:value="5.66666666666667">
                <text:p>5.66666666666667</text:p>
                <draw:g>
                  <svg:desc>Sheet1.AF10:Sheet1.AF12</svg:desc>
                </draw:g>
              </table:table-cell>
              <table:table-cell office:value-type="float" office:value="8.66666666666667">
                <text:p>8.66666666666667</text:p>
                <draw:g>
                  <svg:desc>Sheet1.AB2:Sheet1.A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4">
                <text:p>14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NaN">
                <text:p>NaN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NaN">
                <text:p>NaN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NaN">
                <text:p>NaN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333333333333">
                <text:p>11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7.916cm" svg:height="5.635cm" xlink:href=".." xlink:type="simple" chart:class="chart:circle" chart:style-name="ch1">
        <chart:title svg:x="1.028cm" svg:y="0.247cm" chart:style-name="ch2">
          <text:p>The ratio of paid and unpaid</text:p>
        </chart:title>
        <chart:legend chart:legend-position="end" svg:x="6.611cm" svg:y="2.274cm" style:legend-expansion="high" chart:style-name="ch3"/>
        <chart:plot-area chart:style-name="ch4" table:cell-range-address="Sheet1.P43:Sheet1.P44 Sheet1.R42:Sheet1.R44" chart:data-source-has-labels="both" svg:x="0.158cm" svg:y="1.144cm" svg:width="6.295cm" svg:height="4.379cm">
          <chart:coordinate-region svg:x="1.116cm" svg:y="1.145cm" svg:width="4.378cm" svg:height="4.378cm"/>
          <chart:axis chart:dimension="x" chart:name="primary-x" chart:style-name="ch5" chartooo:axis-type="auto">
            <chartooo:date-scale/>
            <chart:categories table:cell-range-address="Sheet1.P43:Sheet1.P4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R43:Sheet1.R44" chart:label-cell-address="Sheet1.R42:Sheet1.R42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cupied</text:p>
                <draw:g>
                  <svg:desc>Sheet1.R42:Sheet1.R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Sheet1.P43:Sheet1.P44</svg:desc>
                </draw:g>
              </table:table-cell>
              <table:table-cell office:value-type="float" office:value="0.46">
                <text:p>0.46</text:p>
                <draw:g>
                  <svg:desc>Sheet1.R43:Sheet1.R44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02cm" svg:y="0.315cm" chart:style-name="ch2">
          <text:p>The relationship between activities and grades</text:p>
        </chart:title>
        <chart:legend chart:legend-position="end" svg:x="12.381cm" svg:y="3.957cm" style:legend-expansion="high" chart:style-name="ch3"/>
        <chart:plot-area chart:style-name="ch4" table:cell-range-address="Sheet1.N2:Sheet1.N51" chart:data-source-has-labels="row" svg:x="0.32cm" svg:y="1.28cm" svg:width="11.741cm" svg:height="7.54cm">
          <chart:coordinate-region svg:x="0.952cm" svg:y="1.478cm" svg:width="11.109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N24:Sheet1.N51" loext:label-string="have_activities" chart:class="chart:line">
            <chart:data-point chart:repeated="28"/>
          </chart:series>
          <chart:series chart:style-name="ch9" chart:values-cell-range-address="Sheet1.N2:Sheet1.N23" loext:label-string="no_activities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ve_activities</text:p>
              </table:table-cell>
              <table:table-cell office:value-type="string">
                <text:p>no_activit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N24:Sheet1.N51</svg:desc>
                </draw:g>
              </table:table-cell>
              <table:table-cell office:value-type="float" office:value="5.33333333333333">
                <text:p>5.33333333333333</text:p>
                <draw:g>
                  <svg:desc>Sheet1.N2:Sheet1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0.6666666666667">
                <text:p>10.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